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5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6-01" calcext:value-type="date">
            <text:p>06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5-18" calcext:value-type="date">
            <text:p>05/18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5-25" calcext:value-type="date">
            <text:p>05/25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9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5-18T13:13:06.260757701</dc:date>
    <meta:editing-duration>PT2H55M25S</meta:editing-duration>
    <meta:editing-cycles>54</meta:editing-cycles>
    <meta:generator>LibreOffice/7.4.7.2$Linux_AARCH64 LibreOffice_project/40$Build-2</meta:generator>
    <meta:document-statistic meta:table-count="1" meta:cell-count="55" meta:object-count="1"/>
  </office:meta>
</office:document-meta>
</file>